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25cm" fo:min-width="1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5cm" fo:min-width="7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0.516cm"/>
    </style:style>
    <style:style style:name="gr7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2.25cm" fo:min-width="12.891cm"/>
    </style:style>
    <style:style style:name="gr8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2.25cm" fo:min-width="5.508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4.755cm"/>
    </style:style>
    <style:style style:name="gr14" style:family="graphic" style:parent-style-name="standard">
      <style:graphic-properties draw:textarea-horizontal-align="justify" draw:textarea-vertical-align="middle" draw:auto-grow-height="false" fo:min-height="1.588cm" fo:min-width="0.516cm"/>
    </style:style>
    <style:style style:name="gr15" style:family="graphic" style:parent-style-name="standard">
      <style:graphic-properties draw:textarea-horizontal-align="justify" draw:textarea-vertical-align="middle" draw:auto-grow-height="false" fo:min-height="2.858cm" fo:min-width="0.5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7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5.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text-properties fo:font-size="22pt"/>
    </style:style>
    <style:style style:name="P7" style:family="paragraph">
      <loext:graphic-properties draw:fill="none" draw:fill-color="#ffffff"/>
      <style:text-properties fo:font-size="22pt"/>
    </style:style>
    <style:style style:name="P8" style:family="paragraph">
      <style:text-properties fo:font-size="40pt"/>
    </style:style>
    <style:style style:name="P9" style:family="paragraph">
      <style:text-properties fo:font-size="26pt"/>
    </style:style>
    <style:style style:name="P10" style:family="paragraph">
      <loext:graphic-properties draw:fill="none" draw:fill-color="#ffffff"/>
      <style:text-properties fo:font-size="26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echanical Notes for the CNC machine based on the book "Build Your Own CNC Machine"</text:p>
            <text:p/>
            <text:p>Notes by Brad Needham</text:p>
            <text:p>Begun November 20,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igs for drilling bolt, cross-bolt holes</text:p>
          </draw:text-box>
        </draw:frame>
        <draw:frame presentation:style-name="pr4" draw:layer="layout" svg:width="25.199cm" svg:height="5.5cm" svg:x="1.4cm" svg:y="4.914cm" presentation:class="outline" presentation:user-transformed="true">
          <draw:text-box>
            <text:list text:style-name="L2">
              <text:list-header>
                <text:p>The book describes the bolt-hole jig in general, but not in detail. <text:s/>The next 2 slides detail the 3 jigs you need to make to drill all the bolt and cross-dowel holes in the CNC machine.</text:p>
              </text:list-header>
            </text:list>
          </draw:text-box>
        </draw:frame>
        <draw:custom-shape draw:style-name="gr2" draw:text-style-name="P2" draw:layer="layout" svg:width="12.5cm" svg:height="2.5cm" svg:x="11.541cm" svg:y="12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5cm" svg:height="2.5cm" draw:transform="rotate (-1.5707963267949) translate (11.541cm 12.0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cm" svg:height="0.762cm" svg:x="9.041cm" svg:y="15.18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141cm" svg:height="0.963cm" svg:x="2.64cm" svg:y="15.04cm">
          <draw:text-box>
            <text:p>1/4” hole for the bolt</text:p>
          </draw:text-box>
        </draw:frame>
        <draw:frame draw:style-name="gr5" draw:text-style-name="P4" draw:layer="layout" svg:width="8.837cm" svg:height="0.963cm" svg:x="15.141cm" svg:y="10.741cm">
          <draw:text-box>
            <text:p>7/16” hole for the cross-dowel</text:p>
          </draw:text-box>
        </draw:frame>
        <draw:custom-shape draw:style-name="gr6" draw:text-style-name="P3" draw:layer="layout" svg:width="1.016cm" svg:height="2.5cm" svg:x="15.394cm" svg:y="12.0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391cm" svg:height="2.5cm" svg:x="14.041cm" svg:y="14.5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008cm" svg:height="2.5cm" draw:transform="rotate (-1.5707963267949) translate (14.041cm 14.5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148cm" svg:height="0.963cm" svg:x="18.542cm" svg:y="12.954cm">
          <draw:text-box>
            <text:p>3/4” MDF</text:p>
          </draw:text-box>
        </draw:frame>
        <draw:frame draw:style-name="gr5" draw:text-style-name="P5" draw:layer="layout" svg:width="1.878cm" svg:height="1.675cm" svg:x="9.242cm" svg:y="17.455cm">
          <draw:text-box>
            <text:p text:style-name="P3">3/4”</text:p>
            <text:p text:style-name="P3">MDF</text:p>
          </draw:text-box>
        </draw:frame>
        <draw:frame draw:style-name="gr5" draw:text-style-name="P7" draw:layer="layout" svg:width="3.05cm" svg:height="1.115cm" svg:x="3.302cm" svg:y="10.922cm">
          <draw:text-box>
            <text:p text:style-name="P6">The Jig</text:p>
          </draw:text-box>
        </draw:frame>
        <draw:line draw:style-name="gr9" draw:text-style-name="P2" draw:layer="layout" svg:x1="6.352cm" svg:y1="11.684cm" svg:x2="9.041cm" svg:y2="12.7cm">
          <text:p/>
        </draw:line>
        <draw:frame draw:style-name="gr5" draw:text-style-name="P7" draw:layer="layout" svg:width="8.71cm" svg:height="1.115cm" svg:x="16.69cm" svg:y="18.796cm">
          <draw:text-box>
            <text:p text:style-name="P6">The pieces being drilled</text:p>
          </draw:text-box>
        </draw:frame>
        <draw:line draw:style-name="gr9" draw:text-style-name="P2" draw:layer="layout" svg:x1="16.69cm" svg:y1="18.796cm" svg:x2="14.732cm" svg:y2="17.27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8" draw:layer="layout" svg:width="28cm" svg:height="2.5cm" svg:x="0cm" svg:y="0cm" presentation:class="title" presentation:user-transformed="true">
          <draw:text-box>
            <text:p text:style-name="P8">Positions of bolt and cross-dowel holes (1)</text:p>
          </draw:text-box>
        </draw:frame>
        <draw:custom-shape draw:style-name="gr2" draw:text-style-name="P2" draw:layer="layout" svg:width="12.5cm" svg:height="2.5cm" svg:x="7.241cm" svg:y="4.766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8cm" svg:y1="4.8cm" svg:x2="4.3cm" svg:y2="4.8cm">
          <text:p/>
        </draw:line>
        <draw:line draw:style-name="gr10" draw:text-style-name="P2" draw:layer="layout" svg:x1="6.8cm" svg:y1="6cm" svg:x2="4.3cm" svg:y2="6cm">
          <text:p/>
        </draw:line>
        <draw:line draw:style-name="gr10" draw:text-style-name="P2" draw:layer="layout" svg:x1="7.241cm" svg:y1="4.766cm" svg:x2="7.241cm" svg:y2="3.302cm">
          <text:p/>
        </draw:line>
        <draw:line draw:style-name="gr10" draw:text-style-name="P2" draw:layer="layout" svg:x1="9.741cm" svg:y1="4.734cm" svg:x2="9.741cm" svg:y2="3.27cm">
          <text:p/>
        </draw:line>
        <draw:frame draw:style-name="gr5" draw:text-style-name="P4" draw:layer="layout" svg:width="2.966cm" svg:height="0.963cm" svg:x="0.966cm" svg:y="5.08cm">
          <draw:text-box>
            <text:p>1/4” hole</text:p>
          </draw:text-box>
        </draw:frame>
        <draw:frame draw:style-name="gr11" draw:text-style-name="P4" draw:layer="layout" svg:width="1.594cm" svg:height="0.963cm" svg:x="4.806cm" svg:y="5.037cm">
          <draw:text-box>
            <text:p>3/8”</text:p>
          </draw:text-box>
        </draw:frame>
        <draw:frame draw:style-name="gr5" draw:text-style-name="P4" draw:layer="layout" svg:width="1.594cm" svg:height="0.963cm" svg:x="7.6cm" svg:y="3.556cm">
          <draw:text-box>
            <text:p>3/4”</text:p>
          </draw:text-box>
        </draw:frame>
        <draw:line draw:style-name="gr9" draw:text-style-name="P2" draw:layer="layout" svg:x1="5.572cm" svg:y1="4.115cm" svg:x2="7.311cm" svg:y2="4.115cm">
          <text:p/>
        </draw:line>
        <draw:line draw:style-name="gr12" draw:text-style-name="P3" draw:layer="layout" svg:x1="9.741cm" svg:y1="4.118cm" svg:x2="11.48cm" svg:y2="4.118cm">
          <text:p/>
        </draw:line>
        <draw:line draw:style-name="gr9" draw:text-style-name="P2" draw:layer="layout" svg:x1="4.873cm" svg:y1="3.112cm" svg:x2="4.873cm" svg:y2="4.851cm">
          <text:p/>
        </draw:line>
        <draw:line draw:style-name="gr12" draw:text-style-name="P3" draw:layer="layout" svg:x1="4.87cm" svg:y1="5.981cm" svg:x2="4.87cm" svg:y2="7.72cm">
          <text:p/>
        </draw:line>
        <draw:frame draw:style-name="gr5" draw:text-style-name="P4" draw:layer="layout" svg:width="3.317cm" svg:height="0.963cm" svg:x="7.416cm" svg:y="2.5cm">
          <draw:text-box>
            <text:p>7/16” hole</text:p>
          </draw:text-box>
        </draw:frame>
        <draw:custom-shape draw:style-name="gr13" draw:text-style-name="P3" draw:layer="layout" svg:width="5.255cm" svg:height="0.762cm" svg:x="7.241cm" svg:y="5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016cm" svg:height="1.838cm" svg:x="9.194cm" svg:y="4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cm" svg:height="2.5cm" svg:x="7.342cm" svg:y="13.967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901cm" svg:y1="14.001cm" svg:x2="4.401cm" svg:y2="14.001cm">
          <text:p/>
        </draw:line>
        <draw:line draw:style-name="gr10" draw:text-style-name="P2" draw:layer="layout" svg:x1="6.901cm" svg:y1="15.201cm" svg:x2="4.401cm" svg:y2="15.201cm">
          <text:p/>
        </draw:line>
        <draw:line draw:style-name="gr10" draw:text-style-name="P2" draw:layer="layout" svg:x1="7.342cm" svg:y1="13.967cm" svg:x2="7.342cm" svg:y2="12.503cm">
          <text:p/>
        </draw:line>
        <draw:line draw:style-name="gr10" draw:text-style-name="P2" draw:layer="layout" svg:x1="10.442cm" svg:y1="13.935cm" svg:x2="10.442cm" svg:y2="12.471cm">
          <text:p/>
        </draw:line>
        <draw:frame draw:style-name="gr5" draw:text-style-name="P4" draw:layer="layout" svg:width="2.966cm" svg:height="0.963cm" svg:x="1.067cm" svg:y="14.281cm">
          <draw:text-box>
            <text:p>1/4” hole</text:p>
          </draw:text-box>
        </draw:frame>
        <draw:frame draw:style-name="gr11" draw:text-style-name="P4" draw:layer="layout" svg:width="1.594cm" svg:height="0.963cm" svg:x="4.907cm" svg:y="14.238cm">
          <draw:text-box>
            <text:p>3/8”</text:p>
          </draw:text-box>
        </draw:frame>
        <draw:frame draw:style-name="gr5" draw:text-style-name="P4" draw:layer="layout" svg:width="1.065cm" svg:height="0.963cm" svg:x="8.301cm" svg:y="12.757cm">
          <draw:text-box>
            <text:p>1”</text:p>
          </draw:text-box>
        </draw:frame>
        <draw:line draw:style-name="gr9" draw:text-style-name="P2" draw:layer="layout" svg:x1="5.673cm" svg:y1="13.316cm" svg:x2="7.412cm" svg:y2="13.316cm">
          <text:p/>
        </draw:line>
        <draw:line draw:style-name="gr12" draw:text-style-name="P3" draw:layer="layout" svg:x1="10.442cm" svg:y1="13.319cm" svg:x2="12.181cm" svg:y2="13.319cm">
          <text:p/>
        </draw:line>
        <draw:line draw:style-name="gr9" draw:text-style-name="P2" draw:layer="layout" svg:x1="4.974cm" svg:y1="12.313cm" svg:x2="4.974cm" svg:y2="14.052cm">
          <text:p/>
        </draw:line>
        <draw:line draw:style-name="gr12" draw:text-style-name="P3" draw:layer="layout" svg:x1="4.971cm" svg:y1="15.182cm" svg:x2="4.971cm" svg:y2="16.921cm">
          <text:p/>
        </draw:line>
        <draw:frame draw:style-name="gr5" draw:text-style-name="P4" draw:layer="layout" svg:width="3.317cm" svg:height="0.963cm" svg:x="7.517cm" svg:y="11.701cm">
          <draw:text-box>
            <text:p>7/16” hole</text:p>
          </draw:text-box>
        </draw:frame>
        <draw:custom-shape draw:style-name="gr13" draw:text-style-name="P3" draw:layer="layout" svg:width="5.255cm" svg:height="0.762cm" svg:x="7.342cm" svg:y="14.7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016cm" svg:height="1.838cm" svg:x="9.895cm" svg:y="13.96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005cm" svg:height="1.675cm" svg:x="19.882cm" svg:y="5.288cm">
          <draw:text-box>
            <text:p>Most bolts,</text:p>
            <text:p>Sheets 4, 5, 8, 9 12</text:p>
          </draw:text-box>
        </draw:frame>
        <draw:frame draw:style-name="gr5" draw:text-style-name="P4" draw:layer="layout" svg:width="7.272cm" svg:height="1.7cm" svg:x="19.882cm" svg:y="14.489cm">
          <draw:text-box>
            <text:p>X-axis to feet, 1<text:span text:style-name="T1">st</text:span> course</text:p>
            <text:p>Sheets 14, 15</text:p>
          </draw:text-box>
        </draw:frame>
        <draw:frame draw:style-name="gr5" draw:text-style-name="P10" draw:layer="layout" svg:width="10.213cm" svg:height="1.276cm" svg:x="8.89cm" svg:y="18.796cm">
          <draw:text-box>
            <text:p text:style-name="P9">MORE. <text:s/>See Next 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8" draw:layer="layout" svg:width="28cm" svg:height="2.5cm" svg:x="0cm" svg:y="0cm" presentation:class="title" presentation:user-transformed="true">
          <draw:text-box>
            <text:p text:style-name="P8">Positions of bolt and cross-dowel holes (2)</text:p>
          </draw:text-box>
        </draw:frame>
        <draw:custom-shape draw:style-name="gr2" draw:text-style-name="P2" draw:layer="layout" svg:width="12.5cm" svg:height="2.5cm" svg:x="7.241cm" svg:y="4.766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8cm" svg:y1="4.8cm" svg:x2="4.3cm" svg:y2="4.8cm">
          <text:p/>
        </draw:line>
        <draw:line draw:style-name="gr10" draw:text-style-name="P2" draw:layer="layout" svg:x1="6.8cm" svg:y1="7.3cm" svg:x2="4.3cm" svg:y2="7.3cm">
          <text:p/>
        </draw:line>
        <draw:line draw:style-name="gr10" draw:text-style-name="P2" draw:layer="layout" svg:x1="7.241cm" svg:y1="4.766cm" svg:x2="7.241cm" svg:y2="3.302cm">
          <text:p/>
        </draw:line>
        <draw:line draw:style-name="gr10" draw:text-style-name="P2" draw:layer="layout" svg:x1="11.241cm" svg:y1="4.734cm" svg:x2="11.241cm" svg:y2="3.27cm">
          <text:p/>
        </draw:line>
        <draw:frame draw:style-name="gr5" draw:text-style-name="P4" draw:layer="layout" svg:width="2.966cm" svg:height="0.963cm" svg:x="0.966cm" svg:y="5.48cm">
          <draw:text-box>
            <text:p>1/4” hole</text:p>
          </draw:text-box>
        </draw:frame>
        <draw:frame draw:style-name="gr11" draw:text-style-name="P4" draw:layer="layout" svg:width="1.594cm" svg:height="0.963cm" svg:x="4.806cm" svg:y="5.537cm">
          <draw:text-box>
            <text:p>3/4”</text:p>
          </draw:text-box>
        </draw:frame>
        <draw:frame draw:style-name="gr5" draw:text-style-name="P4" draw:layer="layout" svg:width="2.335cm" svg:height="0.963cm" svg:x="8.1cm" svg:y="3.556cm">
          <draw:text-box>
            <text:p>1 1/8””</text:p>
          </draw:text-box>
        </draw:frame>
        <draw:line draw:style-name="gr9" draw:text-style-name="P2" draw:layer="layout" svg:x1="5.572cm" svg:y1="4.115cm" svg:x2="7.311cm" svg:y2="4.115cm">
          <text:p/>
        </draw:line>
        <draw:line draw:style-name="gr12" draw:text-style-name="P3" draw:layer="layout" svg:x1="11.241cm" svg:y1="4.118cm" svg:x2="12.98cm" svg:y2="4.118cm">
          <text:p/>
        </draw:line>
        <draw:line draw:style-name="gr9" draw:text-style-name="P2" draw:layer="layout" svg:x1="4.873cm" svg:y1="3.112cm" svg:x2="4.873cm" svg:y2="4.851cm">
          <text:p/>
        </draw:line>
        <draw:line draw:style-name="gr12" draw:text-style-name="P3" draw:layer="layout" svg:x1="4.87cm" svg:y1="7.281cm" svg:x2="4.87cm" svg:y2="9.02cm">
          <text:p/>
        </draw:line>
        <draw:frame draw:style-name="gr5" draw:text-style-name="P4" draw:layer="layout" svg:width="3.317cm" svg:height="0.963cm" svg:x="7.916cm" svg:y="2.5cm">
          <draw:text-box>
            <text:p>7/16” hole</text:p>
          </draw:text-box>
        </draw:frame>
        <draw:custom-shape draw:style-name="gr13" draw:text-style-name="P3" draw:layer="layout" svg:width="5.255cm" svg:height="0.762cm" svg:x="7.241cm" svg:y="6.8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016cm" svg:height="3.108cm" svg:x="10.694cm" svg:y="4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cm" svg:height="2.5cm" svg:x="7.342cm" svg:y="13.967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901cm" svg:y1="14.001cm" svg:x2="4.401cm" svg:y2="14.001cm">
          <text:p/>
        </draw:line>
        <draw:line draw:style-name="gr10" draw:text-style-name="P2" draw:layer="layout" svg:x1="6.901cm" svg:y1="17.601cm" svg:x2="4.401cm" svg:y2="17.601cm">
          <text:p/>
        </draw:line>
        <draw:line draw:style-name="gr10" draw:text-style-name="P2" draw:layer="layout" svg:x1="7.342cm" svg:y1="13.967cm" svg:x2="7.342cm" svg:y2="12.503cm">
          <text:p/>
        </draw:line>
        <draw:line draw:style-name="gr10" draw:text-style-name="P2" draw:layer="layout" svg:x1="10.442cm" svg:y1="13.935cm" svg:x2="10.442cm" svg:y2="12.471cm">
          <text:p/>
        </draw:line>
        <draw:frame draw:style-name="gr5" draw:text-style-name="P4" draw:layer="layout" svg:width="2.966cm" svg:height="0.963cm" svg:x="1.067cm" svg:y="15.481cm">
          <draw:text-box>
            <text:p>1/4” hole</text:p>
          </draw:text-box>
        </draw:frame>
        <draw:frame draw:style-name="gr16" draw:text-style-name="P4" draw:layer="layout" svg:width="2.77cm" svg:height="1.675cm" svg:x="4.572cm" svg:y="15.438cm">
          <draw:text-box>
            <text:p>1 1/8”</text:p>
          </draw:text-box>
        </draw:frame>
        <draw:frame draw:style-name="gr5" draw:text-style-name="P4" draw:layer="layout" svg:width="1.065cm" svg:height="0.963cm" svg:x="8.301cm" svg:y="12.757cm">
          <draw:text-box>
            <text:p>1”</text:p>
          </draw:text-box>
        </draw:frame>
        <draw:line draw:style-name="gr9" draw:text-style-name="P2" draw:layer="layout" svg:x1="5.673cm" svg:y1="13.316cm" svg:x2="7.412cm" svg:y2="13.316cm">
          <text:p/>
        </draw:line>
        <draw:line draw:style-name="gr12" draw:text-style-name="P3" draw:layer="layout" svg:x1="10.442cm" svg:y1="13.319cm" svg:x2="12.181cm" svg:y2="13.319cm">
          <text:p/>
        </draw:line>
        <draw:line draw:style-name="gr9" draw:text-style-name="P2" draw:layer="layout" svg:x1="4.971cm" svg:y1="16.41cm" svg:x2="4.971cm" svg:y2="17.641cm">
          <text:p/>
        </draw:line>
        <draw:line draw:style-name="gr12" draw:text-style-name="P3" draw:layer="layout" svg:x1="4.98cm" svg:y1="14.001cm" svg:x2="4.98cm" svg:y2="14.986cm">
          <text:p/>
        </draw:line>
        <draw:frame draw:style-name="gr5" draw:text-style-name="P4" draw:layer="layout" svg:width="3.317cm" svg:height="0.963cm" svg:x="7.517cm" svg:y="11.701cm">
          <draw:text-box>
            <text:p>7/16” hole</text:p>
          </draw:text-box>
        </draw:frame>
        <draw:custom-shape draw:style-name="gr13" draw:text-style-name="P3" draw:layer="layout" svg:width="5.255cm" svg:height="0.762cm" svg:x="7.342cm" svg:y="17.2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016cm" svg:height="1.838cm" svg:x="9.895cm" svg:y="17.16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83cm" svg:height="1.675cm" svg:x="19.882cm" svg:y="5.288cm">
          <draw:text-box>
            <text:p>Rail bolts,</text:p>
            <text:p>Sheet 14</text:p>
          </draw:text-box>
        </draw:frame>
        <draw:frame draw:style-name="gr5" draw:text-style-name="P4" draw:layer="layout" svg:width="7.39cm" svg:height="3.149cm" svg:x="19.882cm" svg:y="14.489cm">
          <draw:text-box>
            <text:p>X-axis to feet, 2<text:span text:style-name="T1">nd</text:span> course</text:p>
            <text:p>Sheet 14</text:p>
            <text:p>Note: can be same jig</text:p>
            <text:p>as for the 1<text:span text:style-name="T1">st</text:span> course</text:p>
          </draw:text-box>
        </draw:frame>
        <draw:custom-shape draw:style-name="gr2" draw:text-style-name="P2" draw:layer="layout" svg:width="12.5cm" svg:height="2.5cm" svg:x="7.241cm" svg:y="7.2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5cm" svg:height="2.5cm" svg:x="7.341cm" svg:y="16.466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10.414cm" svg:y1="14.224cm" svg:x2="10.414cm" svg:y2="17.01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7M7S</meta:editing-duration>
    <meta:editing-cycles>15</meta:editing-cycles>
    <meta:generator>LibreOffice/5.0.2.2$Windows_x86 LibreOffice_project/37b43f919e4de5eeaca9b9755ed688758a8251fe</meta:generator>
    <dc:date>2015-12-06T10:07:36.943000000</dc:date>
    <meta:print-date>2015-12-06T10:05:36.062000000</meta:print-date>
    <meta:document-statistic meta:object-count="116"/>
  </office:meta>
</office:document-meta>
</file>